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" table:default-cell-style-name="ce2"/>
        <table:table-column table:style-name="co1" table:number-columns-repeated="1014" table:default-cell-style-name="ce2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ombre dents</text:p>
          </table:table-cell>
          <table:table-cell office:value-type="string" table:style-name="ce3">
            <text:p>Diamèt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string" table:style-name="ce2">
            <text:p>Nombre de dents</text:p>
          </table:table-cell>
          <table:table-cell office:value-type="float" office:value="62" table:style-name="ce2">
            <text:p>6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0.63661977236758138" table:formula="of:=([.B3]*2)/PI()" table:style-name="ce4">
            <text:p>0,6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0" table:formula="of:=50/[.E3]" table:style-name="ce4">
            <text:p>50,00</text:p>
          </table:table-cell>
          <table:table-cell table:style-name="ce4"/>
          <table:table-cell table:style-name="ce2"/>
          <table:table-cell office:value-type="string" table:style-name="ce2">
            <text:p>Longueur des dents</text:p>
          </table:table-cell>
          <table:table-cell office:value-type="float" office:value="2" table:style-name="ce2">
            <text:p>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.2732395447351628" table:formula="of:=([.B4]*2)/PI()" table:style-name="ce4">
            <text:p>1,2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5" table:formula="of:=50/[.E4]" table:style-name="ce4">
            <text:p>25,00</text:p>
          </table:table-cell>
          <table:table-cell table:style-name="ce4"/>
          <table:table-cell table:style-name="ce2"/>
          <table:table-cell office:value-type="string" table:style-name="ce2">
            <text:p>angles arretes</text:p>
          </table:table-cell>
          <table:table-cell office:value-type="float" office:value="5.806451612903226" table:formula="of:=360/[.J2]" table:style-name="ce2">
            <text:p>5,8064516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.909859317102744" table:formula="of:=([.B5]*2)/PI()" table:style-name="ce4">
            <text:p>1,9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6.666666666666668" table:formula="of:=50/[.E5]" table:style-name="ce4">
            <text:p>16,67</text:p>
          </table:table-cell>
          <table:table-cell table:style-name="ce4"/>
          <table:table-cell table:style-name="ce2"/>
          <table:table-cell office:value-type="string" table:style-name="ce2">
            <text:p>angle origine</text:p>
          </table:table-cell>
          <table:table-cell office:value-type="float" office:value="2.903225806451613" table:formula="of:=[.J4]/2" table:style-name="ce2">
            <text:p>2,903225806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.5464790894703255" table:formula="of:=([.B6]*2)/PI()" table:style-name="ce4">
            <text:p>2,55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2.5" table:formula="of:=50/[.E6]" table:style-name="ce4">
            <text:p>12,50</text:p>
          </table:table-cell>
          <table:table-cell table:style-name="ce4"/>
          <table:table-cell table:number-columns-repeated="5" table:style-name="ce2"/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62" table:style-name="ce2">
            <text:p>62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.183098861837907" table:formula="of:=([.B7]*2)/PI()" table:style-name="ce4">
            <text:p>3,18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10" table:formula="of:=50/[.E7]" table:style-name="ce4">
            <text:p>10,00</text:p>
          </table:table-cell>
          <table:table-cell table:style-name="ce4"/>
          <table:table-cell table:style-name="ce2"/>
          <table:table-cell office:value-type="string" table:style-name="ce2">
            <text:p>Degre to radian</text:p>
          </table:table-cell>
          <table:table-cell office:value-type="float" office:value="1.7453292519943295E-2" table:formula="of:=PI()*2/360" table:style-name="ce4">
            <text:p>0,02</text:p>
          </table:table-cell>
          <table:table-cell table:number-columns-repeated="2" table:style-name="ce2"/>
          <table:table-cell office:value-type="float" office:value="3" table:formula="of:=([.M5]+[.M6])/[.M5]" table:style-name="ce2">
            <text:p>3</text:p>
          </table:table-cell>
          <table:table-cell office:value-type="float" office:value="3.2222222222222223" table:formula="of:=([.N5]+[.N6])/[.N5]" table:style-name="ce2">
            <text:p>3,222222222</text:p>
          </table:table-cell>
          <table:table-cell office:value-type="float" office:value="5.166666666666667" table:formula="of:=[.O6]/[.O5]" table:style-name="ce2">
            <text:p>5,166666667</text:p>
          </table:table-cell>
          <table:table-cell office:value-type="float" office:value="49.944444444444443" table:formula="of:=[.O7]*[.N7]*[.M7]" table:style-name="ce2">
            <text:p>49,9444444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.8197186342054881" table:formula="of:=([.B8]*2)/PI()" table:style-name="ce4">
            <text:p>3,82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8.3333333333333339" table:formula="of:=50/[.E8]" table:style-name="ce4">
            <text:p>8,33</text:p>
          </table:table-cell>
          <table:table-cell table:style-name="ce4"/>
          <table:table-cell table:style-name="ce2"/>
          <table:table-cell table:number-columns-repeated="2" table:style-name="ce1"/>
          <table:table-cell table:style-name="ce5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.45633840657307" table:formula="of:=([.B9]*2)/PI()" table:style-name="ce4">
            <text:p>4,46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7.1428571428571432" table:formula="of:=50/[.E9]" table:style-name="ce4">
            <text:p>7,14</text:p>
          </table:table-cell>
          <table:table-cell table:style-name="ce4"/>
          <table:table-cell table:style-name="ce2"/>
          <table:table-cell office:value-type="string" table:style-name="ce2">
            <text:p>Diamètre cercle</text:p>
          </table:table-cell>
          <table:table-cell office:value-type="float" office:value="39.487321230656377" table:formula="of:=SUM([.K11:.K72])/2" table:style-name="ce2">
            <text:p>39,48732123</text:p>
          </table:table-cell>
          <table:table-cell table:style-name="ce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5.0929581789406511" table:formula="of:=([.B10]*2)/PI()" table:style-name="ce4">
            <text:p>5,09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6.25" table:formula="of:=50/[.E10]" table:style-name="ce4">
            <text:p>6,25</text:p>
          </table:table-cell>
          <table:table-cell table:style-name="ce4"/>
          <table:table-cell table:style-name="ce2"/>
          <table:table-cell table:number-columns-repeated="3" table:style-name="ce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.7295779513082321" table:formula="of:=([.B11]*2)/PI()" table:style-name="ce4">
            <text:p>5,73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.5555555555555554" table:formula="of:=50/[.E11]" table:style-name="ce4">
            <text:p>5,56</text:p>
          </table:table-cell>
          <table:table-cell table:style-name="ce4"/>
          <table:table-cell table:style-name="ce2"/>
          <table:table-cell office:value-type="string" table:style-name="ce2">
            <text:p>Numéro de l’arrete</text:p>
          </table:table-cell>
          <table:table-cell office:value-type="float" office:value="1" table:style-name="ce2">
            <text:p>1</text:p>
          </table:table-cell>
          <table:table-cell office:value-type="float" office:value="0.3028555550091534" table:formula="of:=ABS([.J$3]*SIN((([.J11]*[.J$4])+[.J$5])*[.J$7]))" table:style-name="ce4">
            <text:p>0,3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6.366197723675814" table:formula="of:=([.B12]*2)/PI()" table:style-name="ce4">
            <text:p>6,37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5" table:formula="of:=50/[.E12]" table:style-name="ce4">
            <text:p>5,00</text:p>
          </table:table-cell>
          <table:table-cell table:style-name="ce4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.50130506451744106" table:formula="of:=ABS([.J$3]*SIN((([.J12]*[.J$4])+[.J$5])*[.J$7]))" table:style-name="ce4">
            <text:p>0,5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7.0028174960433951" table:formula="of:=([.B13]*2)/PI()" table:style-name="ce4">
            <text:p>7,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4.5454545454545459" table:formula="of:=50/[.E13]" table:style-name="ce4">
            <text:p>4,55</text:p>
          </table:table-cell>
          <table:table-cell table:style-name="ce4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.69461050568964067" table:formula="of:=ABS([.J$3]*SIN((([.J13]*[.J$4])+[.J$5])*[.J$7]))" table:style-name="ce4">
            <text:p>0,6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7.6394372684109761" table:formula="of:=([.B14]*2)/PI()" table:style-name="ce4">
            <text:p>7,6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166666666666667" table:formula="of:=50/[.E14]" table:style-name="ce4">
            <text:p>4,17</text:p>
          </table:table-cell>
          <table:table-cell table:style-name="ce4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.88078830311526857" table:formula="of:=ABS([.J$3]*SIN((([.J14]*[.J$4])+[.J$5])*[.J$7]))" table:style-name="ce4">
            <text:p>0,88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8.2760570407785572" table:formula="of:=([.B15]*2)/PI()" table:style-name="ce4">
            <text:p>8,28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3.8461538461538463" table:formula="of:=50/[.E15]" table:style-name="ce4">
            <text:p>3,85</text:p>
          </table:table-cell>
          <table:table-cell table:style-name="ce4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1.057928020653925" table:formula="of:=ABS([.J$3]*SIN((([.J15]*[.J$4])+[.J$5])*[.J$7]))" table:style-name="ce4">
            <text:p>1,0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8.91267681314614" table:formula="of:=([.B16]*2)/PI()" table:style-name="ce4">
            <text:p>8,91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.5714285714285716" table:formula="of:=50/[.E16]" table:style-name="ce4">
            <text:p>3,57</text:p>
          </table:table-cell>
          <table:table-cell table:style-name="ce4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1.2242119650953258" table:formula="of:=ABS([.J$3]*SIN((([.J16]*[.J$4])+[.J$5])*[.J$7]))" table:style-name="ce4">
            <text:p>1,2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9.5492965855137211" table:formula="of:=([.B17]*2)/PI()" table:style-name="ce4">
            <text:p>9,55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.3333333333333335" table:formula="of:=50/[.E17]" table:style-name="ce4">
            <text:p>3,33</text:p>
          </table:table-cell>
          <table:table-cell table:style-name="ce4"/>
          <table:table-cell table:style-name="ce2"/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.3779338381513733" table:formula="of:=ABS([.J$3]*SIN((([.J17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0.185916357881302" table:formula="of:=([.B18]*2)/PI()" table:style-name="ce4">
            <text:p>10,19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3.125" table:formula="of:=50/[.E18]" table:style-name="ce4">
            <text:p>3,13</text:p>
          </table:table-cell>
          <table:table-cell table:style-name="ce4"/>
          <table:table-cell table:style-name="ce2"/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.5175162453855819" table:formula="of:=ABS([.J$3]*SIN((([.J18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0.822536130248883" table:formula="of:=([.B19]*2)/PI()" table:style-name="ce4">
            <text:p>10,82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.9411764705882355" table:formula="of:=50/[.E19]" table:style-name="ce4">
            <text:p>2,94</text:p>
          </table:table-cell>
          <table:table-cell table:style-name="ce4"/>
          <table:table-cell table:style-name="ce2"/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.6415268824145528" table:formula="of:=ABS([.J$3]*SIN((([.J19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1.459155902616464" table:formula="of:=([.B20]*2)/PI()" table:style-name="ce4">
            <text:p>11,46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.7777777777777777" table:formula="of:=50/[.E20]" table:style-name="ce4">
            <text:p>2,78</text:p>
          </table:table-cell>
          <table:table-cell table:style-name="ce4"/>
          <table:table-cell table:style-name="ce2"/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.7486932322891642" table:formula="of:=ABS([.J$3]*SIN((([.J20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2.095775674984045" table:formula="of:=([.B21]*2)/PI()" table:style-name="ce4">
            <text:p>12,10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.6315789473684212" table:formula="of:=50/[.E21]" table:style-name="ce4">
            <text:p>2,63</text:p>
          </table:table-cell>
          <table:table-cell table:style-name="ce4"/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float" office:value="1.8379156232404612" table:formula="of:=ABS([.J$3]*SIN((([.J21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2.732395447351628" table:formula="of:=([.B22]*2)/PI()" table:style-name="ce4">
            <text:p>12,73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2.5" table:formula="of:=50/[.E22]" table:style-name="ce4">
            <text:p>2,50</text:p>
          </table:table-cell>
          <table:table-cell table:style-name="ce4"/>
          <table:table-cell table:style-name="ce2"/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.9082785128000979" table:formula="of:=ABS([.J$3]*SIN((([.J22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3.369015219719209" table:formula="of:=([.B23]*2)/PI()" table:style-name="ce4">
            <text:p>13,37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2.3809523809523809" table:formula="of:=50/[.E23]" table:style-name="ce4">
            <text:p>2,38</text:p>
          </table:table-cell>
          <table:table-cell table:style-name="ce4"/>
          <table:table-cell table:number-columns-repeated="2" table:style-name="ce2"/>
          <table:table-cell office:value-type="float" office:value="13" table:style-name="ce2">
            <text:p>13</text:p>
          </table:table-cell>
          <table:table-cell office:value-type="float" office:value="1.959059882504989" table:formula="of:=ABS([.J$3]*SIN((([.J23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4.00563499208679" table:formula="of:=([.B24]*2)/PI()" table:style-name="ce4">
            <text:p>14,01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2.2727272727272729" table:formula="of:=50/[.E24]" table:style-name="ce4">
            <text:p>2,27</text:p>
          </table:table-cell>
          <table:table-cell table:style-name="ce4"/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.9897386467837903" table:formula="of:=ABS([.J$3]*SIN((([.J24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4.642254764454371" table:formula="of:=([.B25]*2)/PI()" table:style-name="ce4">
            <text:p>14,64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.1739130434782608" table:formula="of:=50/[.E25]" table:style-name="ce4">
            <text:p>2,17</text:p>
          </table:table-cell>
          <table:table-cell table:style-name="ce4"/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2" table:formula="of:=ABS([.J$3]*SIN((([.J25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5.278874536821952" table:formula="of:=([.B26]*2)/PI()" table:style-name="ce4">
            <text:p>15,28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2.0833333333333335" table:formula="of:=50/[.E26]" table:style-name="ce4">
            <text:p>2,08</text:p>
          </table:table-cell>
          <table:table-cell table:style-name="ce4"/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float" office:value="1.9897386467837903" table:formula="of:=ABS([.J$3]*SIN((([.J26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5.915494309189533" table:formula="of:=([.B27]*2)/PI()" table:style-name="ce4">
            <text:p>15,9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" table:formula="of:=50/[.E27]" table:style-name="ce4">
            <text:p>2,00</text:p>
          </table:table-cell>
          <table:table-cell table:style-name="ce4"/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.959059882504989" table:formula="of:=ABS([.J$3]*SIN((([.J27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6.552114081557114" table:formula="of:=([.B28]*2)/PI()" table:style-name="ce4">
            <text:p>16,5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.9230769230769231" table:formula="of:=50/[.E28]" table:style-name="ce4">
            <text:p>1,92</text:p>
          </table:table-cell>
          <table:table-cell table:style-name="ce4"/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.9082785128000976" table:formula="of:=ABS([.J$3]*SIN((([.J28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7.188733853924695" table:formula="of:=([.B29]*2)/PI()" table:style-name="ce4">
            <text:p>17,19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1.8518518518518519" table:formula="of:=50/[.E29]" table:style-name="ce4">
            <text:p>1,85</text:p>
          </table:table-cell>
          <table:table-cell table:style-name="ce4"/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float" office:value="1.8379156232404612" table:formula="of:=ABS([.J$3]*SIN((([.J29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7.82535362629228" table:formula="of:=([.B30]*2)/PI()" table:style-name="ce4">
            <text:p>17,8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.7857142857142858" table:formula="of:=50/[.E30]" table:style-name="ce4">
            <text:p>1,79</text:p>
          </table:table-cell>
          <table:table-cell table:style-name="ce4"/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1.7486932322891644" table:formula="of:=ABS([.J$3]*SIN((([.J30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8.461973398659861" table:formula="of:=([.B31]*2)/PI()" table:style-name="ce4">
            <text:p>18,46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1.7241379310344827" table:formula="of:=50/[.E31]" table:style-name="ce4">
            <text:p>1,72</text:p>
          </table:table-cell>
          <table:table-cell table:style-name="ce4"/>
          <table:table-cell table:number-columns-repeated="2" table:style-name="ce2"/>
          <table:table-cell office:value-type="float" office:value="21" table:style-name="ce2">
            <text:p>21</text:p>
          </table:table-cell>
          <table:table-cell office:value-type="float" office:value="1.6415268824145528" table:formula="of:=ABS([.J$3]*SIN((([.J31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9.098593171027442" table:formula="of:=([.B32]*2)/PI()" table:style-name="ce4">
            <text:p>19,10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.6666666666666667" table:formula="of:=50/[.E32]" table:style-name="ce4">
            <text:p>1,67</text:p>
          </table:table-cell>
          <table:table-cell table:style-name="ce4"/>
          <table:table-cell table:number-columns-repeated="2" table:style-name="ce2"/>
          <table:table-cell office:value-type="float" office:value="22" table:style-name="ce2">
            <text:p>22</text:p>
          </table:table-cell>
          <table:table-cell office:value-type="float" office:value="1.5175162453855815" table:formula="of:=ABS([.J$3]*SIN((([.J32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9.735212943395023" table:formula="of:=([.B33]*2)/PI()" table:style-name="ce4">
            <text:p>19,74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1.6129032258064515" table:formula="of:=50/[.E33]" table:style-name="ce4">
            <text:p>1,61</text:p>
          </table:table-cell>
          <table:table-cell table:style-name="ce4"/>
          <table:table-cell table:number-columns-repeated="2" table:style-name="ce2"/>
          <table:table-cell office:value-type="float" office:value="23" table:style-name="ce2">
            <text:p>23</text:p>
          </table:table-cell>
          <table:table-cell office:value-type="float" office:value="1.3779338381513728" table:formula="of:=ABS([.J$3]*SIN((([.J33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20.371832715762604" table:formula="of:=([.B34]*2)/PI()" table:style-name="ce4">
            <text:p>20,3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.5625" table:formula="of:=50/[.E34]" table:style-name="ce4">
            <text:p>1,56</text:p>
          </table:table-cell>
          <table:table-cell table:style-name="ce4"/>
          <table:table-cell table:number-columns-repeated="2" table:style-name="ce2"/>
          <table:table-cell office:value-type="float" office:value="24" table:style-name="ce2">
            <text:p>24</text:p>
          </table:table-cell>
          <table:table-cell office:value-type="float" office:value="1.2242119650953254" table:formula="of:=ABS([.J$3]*SIN((([.J34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21.008452488130185" table:formula="of:=([.B35]*2)/PI()" table:style-name="ce4">
            <text:p>21,01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1.5151515151515151" table:formula="of:=50/[.E35]" table:style-name="ce4">
            <text:p>1,52</text:p>
          </table:table-cell>
          <table:table-cell table:style-name="ce4"/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1.0579280206539254" table:formula="of:=ABS([.J$3]*SIN((([.J35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21.645072260497766" table:formula="of:=([.B36]*2)/PI()" table:style-name="ce4">
            <text:p>21,6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.4705882352941178" table:formula="of:=50/[.E36]" table:style-name="ce4">
            <text:p>1,47</text:p>
          </table:table-cell>
          <table:table-cell table:style-name="ce4"/>
          <table:table-cell table:number-columns-repeated="2" table:style-name="ce2"/>
          <table:table-cell office:value-type="float" office:value="26" table:style-name="ce2">
            <text:p>26</text:p>
          </table:table-cell>
          <table:table-cell office:value-type="float" office:value="0.88078830311526835" table:formula="of:=ABS([.J$3]*SIN((([.J36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2.281692032865347" table:formula="of:=([.B37]*2)/PI()" table:style-name="ce4">
            <text:p>22,28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1.4285714285714286" table:formula="of:=50/[.E37]" table:style-name="ce4">
            <text:p>1,43</text:p>
          </table:table-cell>
          <table:table-cell table:style-name="ce4"/>
          <table:table-cell table:number-columns-repeated="2" table:style-name="ce2"/>
          <table:table-cell office:value-type="float" office:value="27" table:style-name="ce2">
            <text:p>27</text:p>
          </table:table-cell>
          <table:table-cell office:value-type="float" office:value="0.69461050568964022" table:formula="of:=ABS([.J$3]*SIN((([.J37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2.918311805232928" table:formula="of:=([.B38]*2)/PI()" table:style-name="ce4">
            <text:p>22,9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.3888888888888888" table:formula="of:=50/[.E38]" table:style-name="ce4">
            <text:p>1,39</text:p>
          </table:table-cell>
          <table:table-cell table:style-name="ce4"/>
          <table:table-cell table:number-columns-repeated="2" table:style-name="ce2"/>
          <table:table-cell office:value-type="float" office:value="28" table:style-name="ce2">
            <text:p>28</text:p>
          </table:table-cell>
          <table:table-cell office:value-type="float" office:value="0.50130506451744083" table:formula="of:=ABS([.J$3]*SIN((([.J38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3.554931577600509" table:formula="of:=([.B39]*2)/PI()" table:style-name="ce4">
            <text:p>23,55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1.3513513513513513" table:formula="of:=50/[.E39]" table:style-name="ce4">
            <text:p>1,35</text:p>
          </table:table-cell>
          <table:table-cell table:style-name="ce4"/>
          <table:table-cell table:number-columns-repeated="2" table:style-name="ce2"/>
          <table:table-cell office:value-type="float" office:value="29" table:style-name="ce2">
            <text:p>29</text:p>
          </table:table-cell>
          <table:table-cell office:value-type="float" office:value="0.30285555500915307" table:formula="of:=ABS([.J$3]*SIN((([.J39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float" office:value="24.191551349968091" table:formula="of:=([.B40]*2)/PI()" table:style-name="ce4">
            <text:p>24,19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.3157894736842106" table:formula="of:=50/[.E40]" table:style-name="ce4">
            <text:p>1,32</text:p>
          </table:table-cell>
          <table:table-cell table:style-name="ce4"/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0.1012983376774252" table:formula="of:=ABS([.J$3]*SIN((([.J40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float" office:value="24.828171122335672" table:formula="of:=([.B41]*2)/PI()" table:style-name="ce4">
            <text:p>24,83</text:p>
          </table:table-cell>
          <table:table-cell table:style-name="ce2"/>
          <table:table-cell office:value-type="float" office:value="39" table:style-name="ce2">
            <text:p>39</text:p>
          </table:table-cell>
          <table:table-cell office:value-type="float" office:value="1.2820512820512822" table:formula="of:=50/[.E41]" table:style-name="ce4">
            <text:p>1,28</text:p>
          </table:table-cell>
          <table:table-cell table:style-name="ce4"/>
          <table:table-cell table:number-columns-repeated="2" table:style-name="ce2"/>
          <table:table-cell office:value-type="float" office:value="31" table:style-name="ce2">
            <text:p>31</text:p>
          </table:table-cell>
          <table:table-cell office:value-type="float" office:value="0.1012983376774256" table:formula="of:=ABS([.J$3]*SIN((([.J41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25.464790894703256" table:formula="of:=([.B42]*2)/PI()" table:style-name="ce4">
            <text:p>25,4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.25" table:formula="of:=50/[.E42]" table:style-name="ce4">
            <text:p>1,25</text:p>
          </table:table-cell>
          <table:table-cell table:style-name="ce4"/>
          <table:table-cell table:number-columns-repeated="2" table:style-name="ce2"/>
          <table:table-cell office:value-type="float" office:value="32" table:style-name="ce2">
            <text:p>32</text:p>
          </table:table-cell>
          <table:table-cell office:value-type="float" office:value="0.30285555500915345" table:formula="of:=ABS([.J$3]*SIN((([.J42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float" office:value="26.101410667070837" table:formula="of:=([.B43]*2)/PI()" table:style-name="ce4">
            <text:p>26,10</text:p>
          </table:table-cell>
          <table:table-cell table:style-name="ce2"/>
          <table:table-cell office:value-type="float" office:value="41" table:style-name="ce2">
            <text:p>41</text:p>
          </table:table-cell>
          <table:table-cell office:value-type="float" office:value="1.2195121951219512" table:formula="of:=50/[.E43]" table:style-name="ce4">
            <text:p>1,22</text:p>
          </table:table-cell>
          <table:table-cell table:style-name="ce4"/>
          <table:table-cell table:number-columns-repeated="2" table:style-name="ce2"/>
          <table:table-cell office:value-type="float" office:value="33" table:style-name="ce2">
            <text:p>33</text:p>
          </table:table-cell>
          <table:table-cell office:value-type="float" office:value="0.50130506451744117" table:formula="of:=ABS([.J$3]*SIN((([.J43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float" office:value="26.738030439438418" table:formula="of:=([.B44]*2)/PI()" table:style-name="ce4">
            <text:p>26,7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.1904761904761905" table:formula="of:=50/[.E44]" table:style-name="ce4">
            <text:p>1,19</text:p>
          </table:table-cell>
          <table:table-cell table:style-name="ce4"/>
          <table:table-cell table:number-columns-repeated="2" table:style-name="ce2"/>
          <table:table-cell office:value-type="float" office:value="34" table:style-name="ce2">
            <text:p>34</text:p>
          </table:table-cell>
          <table:table-cell office:value-type="float" office:value="0.69461050568964144" table:formula="of:=ABS([.J$3]*SIN((([.J44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float" office:value="27.374650211805999" table:formula="of:=([.B45]*2)/PI()" table:style-name="ce4">
            <text:p>27,37</text:p>
          </table:table-cell>
          <table:table-cell table:style-name="ce2"/>
          <table:table-cell office:value-type="float" office:value="43" table:style-name="ce2">
            <text:p>43</text:p>
          </table:table-cell>
          <table:table-cell office:value-type="float" office:value="1.1627906976744187" table:formula="of:=50/[.E45]" table:style-name="ce4">
            <text:p>1,16</text:p>
          </table:table-cell>
          <table:table-cell table:style-name="ce4"/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0.88078830311526868" table:formula="of:=ABS([.J$3]*SIN((([.J45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float" office:value="28.01126998417358" table:formula="of:=([.B46]*2)/PI()" table:style-name="ce4">
            <text:p>28,0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.1363636363636365" table:formula="of:=50/[.E46]" table:style-name="ce4">
            <text:p>1,14</text:p>
          </table:table-cell>
          <table:table-cell table:style-name="ce4"/>
          <table:table-cell table:number-columns-repeated="2" table:style-name="ce2"/>
          <table:table-cell office:value-type="float" office:value="36" table:style-name="ce2">
            <text:p>36</text:p>
          </table:table-cell>
          <table:table-cell office:value-type="float" office:value="1.057928020653925" table:formula="of:=ABS([.J$3]*SIN((([.J46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28.647889756541161" table:formula="of:=([.B47]*2)/PI()" table:style-name="ce4">
            <text:p>28,65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1.1111111111111112" table:formula="of:=50/[.E47]" table:style-name="ce4">
            <text:p>1,11</text:p>
          </table:table-cell>
          <table:table-cell table:style-name="ce4"/>
          <table:table-cell table:number-columns-repeated="2" table:style-name="ce2"/>
          <table:table-cell office:value-type="float" office:value="37" table:style-name="ce2">
            <text:p>37</text:p>
          </table:table-cell>
          <table:table-cell office:value-type="float" office:value="1.2242119650953256" table:formula="of:=ABS([.J$3]*SIN((([.J47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float" office:value="29.284509528908742" table:formula="of:=([.B48]*2)/PI()" table:style-name="ce4">
            <text:p>29,2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.0869565217391304" table:formula="of:=50/[.E48]" table:style-name="ce4">
            <text:p>1,09</text:p>
          </table:table-cell>
          <table:table-cell table:style-name="ce4"/>
          <table:table-cell table:number-columns-repeated="2" table:style-name="ce2"/>
          <table:table-cell office:value-type="float" office:value="38" table:style-name="ce2">
            <text:p>38</text:p>
          </table:table-cell>
          <table:table-cell office:value-type="float" office:value="1.377933838151373" table:formula="of:=ABS([.J$3]*SIN((([.J48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float" office:value="29.921129301276324" table:formula="of:=([.B49]*2)/PI()" table:style-name="ce4">
            <text:p>29,92</text:p>
          </table:table-cell>
          <table:table-cell table:style-name="ce2"/>
          <table:table-cell office:value-type="float" office:value="47" table:style-name="ce2">
            <text:p>47</text:p>
          </table:table-cell>
          <table:table-cell office:value-type="float" office:value="1.0638297872340425" table:formula="of:=50/[.E49]" table:style-name="ce4">
            <text:p>1,06</text:p>
          </table:table-cell>
          <table:table-cell table:style-name="ce4"/>
          <table:table-cell table:number-columns-repeated="2" table:style-name="ce2"/>
          <table:table-cell office:value-type="float" office:value="39" table:style-name="ce2">
            <text:p>39</text:p>
          </table:table-cell>
          <table:table-cell office:value-type="float" office:value="1.5175162453855824" table:formula="of:=ABS([.J$3]*SIN((([.J49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float" office:value="30.557749073643905" table:formula="of:=([.B50]*2)/PI()" table:style-name="ce4">
            <text:p>30,5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.0416666666666667" table:formula="of:=50/[.E50]" table:style-name="ce4">
            <text:p>1,04</text:p>
          </table:table-cell>
          <table:table-cell table:style-name="ce4"/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1.6415268824145526" table:formula="of:=ABS([.J$3]*SIN((([.J50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float" office:value="31.194368846011486" table:formula="of:=([.B51]*2)/PI()" table:style-name="ce4">
            <text:p>31,19</text:p>
          </table:table-cell>
          <table:table-cell table:style-name="ce2"/>
          <table:table-cell office:value-type="float" office:value="49" table:style-name="ce2">
            <text:p>49</text:p>
          </table:table-cell>
          <table:table-cell office:value-type="float" office:value="1.0204081632653061" table:formula="of:=50/[.E51]" table:style-name="ce4">
            <text:p>1,02</text:p>
          </table:table-cell>
          <table:table-cell table:style-name="ce4"/>
          <table:table-cell table:number-columns-repeated="2" table:style-name="ce2"/>
          <table:table-cell office:value-type="float" office:value="41" table:style-name="ce2">
            <text:p>41</text:p>
          </table:table-cell>
          <table:table-cell office:value-type="float" office:value="1.7486932322891646" table:formula="of:=ABS([.J$3]*SIN((([.J51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31.830988618379067" table:formula="of:=([.B52]*2)/PI()" table:style-name="ce4">
            <text:p>31,8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" table:formula="of:=50/[.E52]" table:style-name="ce4">
            <text:p>1,00</text:p>
          </table:table-cell>
          <table:table-cell table:style-name="ce4"/>
          <table:table-cell table:number-columns-repeated="2" table:style-name="ce2"/>
          <table:table-cell office:value-type="float" office:value="42" table:style-name="ce2">
            <text:p>42</text:p>
          </table:table-cell>
          <table:table-cell office:value-type="float" office:value="1.8379156232404612" table:formula="of:=ABS([.J$3]*SIN((([.J52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float" office:value="32.467608390746648" table:formula="of:=([.B53]*2)/PI()" table:style-name="ce4">
            <text:p>32,47</text:p>
          </table:table-cell>
          <table:table-cell table:number-columns-repeated="6" table:style-name="ce2"/>
          <table:table-cell office:value-type="float" office:value="43" table:style-name="ce2">
            <text:p>43</text:p>
          </table:table-cell>
          <table:table-cell office:value-type="float" office:value="1.9082785128000979" table:formula="of:=ABS([.J$3]*SIN((([.J53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33.104228163114229" table:formula="of:=([.B54]*2)/PI()" table:style-name="ce4">
            <text:p>33,10</text:p>
          </table:table-cell>
          <table:table-cell table:number-columns-repeated="6" table:style-name="ce2"/>
          <table:table-cell office:value-type="float" office:value="44" table:style-name="ce2">
            <text:p>44</text:p>
          </table:table-cell>
          <table:table-cell office:value-type="float" office:value="1.959059882504989" table:formula="of:=ABS([.J$3]*SIN((([.J54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33.74084793548181" table:formula="of:=([.B55]*2)/PI()" table:style-name="ce4">
            <text:p>33,74</text:p>
          </table:table-cell>
          <table:table-cell table:number-columns-repeated="5" table:style-name="ce2"/>
          <table:table-cell table:style-name="ce1"/>
          <table:table-cell office:value-type="float" office:value="45" table:style-name="ce2">
            <text:p>45</text:p>
          </table:table-cell>
          <table:table-cell office:value-type="float" office:value="1.9897386467837901" table:formula="of:=ABS([.J$3]*SIN((([.J55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34.377467707849391" table:formula="of:=([.B56]*2)/PI()" table:style-name="ce4">
            <text:p>34,38</text:p>
          </table:table-cell>
          <table:table-cell table:number-columns-repeated="6" table:style-name="ce2"/>
          <table:table-cell office:value-type="float" office:value="46" table:style-name="ce2">
            <text:p>46</text:p>
          </table:table-cell>
          <table:table-cell office:value-type="float" office:value="2" table:formula="of:=ABS([.J$3]*SIN((([.J56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35.014087480216972" table:formula="of:=([.B57]*2)/PI()" table:style-name="ce4">
            <text:p>35,01</text:p>
          </table:table-cell>
          <table:table-cell table:number-columns-repeated="6" table:style-name="ce2"/>
          <table:table-cell office:value-type="float" office:value="47" table:style-name="ce2">
            <text:p>47</text:p>
          </table:table-cell>
          <table:table-cell office:value-type="float" office:value="1.9897386467837903" table:formula="of:=ABS([.J$3]*SIN((([.J57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35.65070725258456" table:formula="of:=([.B58]*2)/PI()" table:style-name="ce4">
            <text:p>35,65</text:p>
          </table:table-cell>
          <table:table-cell table:number-columns-repeated="6" table:style-name="ce2"/>
          <table:table-cell office:value-type="float" office:value="48" table:style-name="ce2">
            <text:p>48</text:p>
          </table:table-cell>
          <table:table-cell office:value-type="float" office:value="1.959059882504989" table:formula="of:=ABS([.J$3]*SIN((([.J58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36.287327024952141" table:formula="of:=([.B59]*2)/PI()" table:style-name="ce4">
            <text:p>36,29</text:p>
          </table:table-cell>
          <table:table-cell table:number-columns-repeated="6" table:style-name="ce2"/>
          <table:table-cell office:value-type="float" office:value="49" table:style-name="ce2">
            <text:p>49</text:p>
          </table:table-cell>
          <table:table-cell office:value-type="float" office:value="1.9082785128000981" table:formula="of:=ABS([.J$3]*SIN((([.J59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36.923946797319722" table:formula="of:=([.B60]*2)/PI()" table:style-name="ce4">
            <text:p>36,92</text:p>
          </table:table-cell>
          <table:table-cell table:number-columns-repeated="6" table:style-name="ce2"/>
          <table:table-cell office:value-type="float" office:value="50" table:style-name="ce2">
            <text:p>50</text:p>
          </table:table-cell>
          <table:table-cell office:value-type="float" office:value="1.8379156232404614" table:formula="of:=ABS([.J$3]*SIN((([.J60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office:value-type="float" office:value="37.560566569687303" table:formula="of:=([.B61]*2)/PI()" table:style-name="ce4">
            <text:p>37,56</text:p>
          </table:table-cell>
          <table:table-cell table:number-columns-repeated="6" table:style-name="ce2"/>
          <table:table-cell office:value-type="float" office:value="51" table:style-name="ce2">
            <text:p>51</text:p>
          </table:table-cell>
          <table:table-cell office:value-type="float" office:value="1.7486932322891648" table:formula="of:=ABS([.J$3]*SIN((([.J61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38.197186342054884" table:formula="of:=([.B62]*2)/PI()" table:style-name="ce4">
            <text:p>38,20</text:p>
          </table:table-cell>
          <table:table-cell table:number-columns-repeated="6" table:style-name="ce2"/>
          <table:table-cell office:value-type="float" office:value="52" table:style-name="ce2">
            <text:p>52</text:p>
          </table:table-cell>
          <table:table-cell office:value-type="float" office:value="1.641526882414553" table:formula="of:=ABS([.J$3]*SIN((([.J62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38.833806114422465" table:formula="of:=([.B63]*2)/PI()" table:style-name="ce4">
            <text:p>38,83</text:p>
          </table:table-cell>
          <table:table-cell table:number-columns-repeated="6" table:style-name="ce2"/>
          <table:table-cell office:value-type="float" office:value="53" table:style-name="ce2">
            <text:p>53</text:p>
          </table:table-cell>
          <table:table-cell office:value-type="float" office:value="1.5175162453855828" table:formula="of:=ABS([.J$3]*SIN((([.J63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float" office:value="39.470425886790046" table:formula="of:=([.B64]*2)/PI()" table:style-name="ce4">
            <text:p>39,47</text:p>
          </table:table-cell>
          <table:table-cell table:number-columns-repeated="6" table:style-name="ce2"/>
          <table:table-cell office:value-type="float" office:value="54" table:style-name="ce2">
            <text:p>54</text:p>
          </table:table-cell>
          <table:table-cell office:value-type="float" office:value="1.3779338381513737" table:formula="of:=ABS([.J$3]*SIN((([.J64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float" office:value="40.107045659157627" table:formula="of:=([.B65]*2)/PI()" table:style-name="ce4">
            <text:p>40,11</text:p>
          </table:table-cell>
          <table:table-cell table:number-columns-repeated="6" table:style-name="ce2"/>
          <table:table-cell office:value-type="float" office:value="55" table:style-name="ce2">
            <text:p>55</text:p>
          </table:table-cell>
          <table:table-cell office:value-type="float" office:value="1.2242119650953256" table:formula="of:=ABS([.J$3]*SIN((([.J65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float" office:value="40.743665431525208" table:formula="of:=([.B66]*2)/PI()" table:style-name="ce4">
            <text:p>40,74</text:p>
          </table:table-cell>
          <table:table-cell table:number-columns-repeated="6" table:style-name="ce2"/>
          <table:table-cell office:value-type="float" office:value="56" table:style-name="ce2">
            <text:p>56</text:p>
          </table:table-cell>
          <table:table-cell office:value-type="float" office:value="1.0579280206539254" table:formula="of:=ABS([.J$3]*SIN((([.J66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41.38028520389279" table:formula="of:=([.B67]*2)/PI()" table:style-name="ce4">
            <text:p>41,38</text:p>
          </table:table-cell>
          <table:table-cell table:number-columns-repeated="6" table:style-name="ce2"/>
          <table:table-cell office:value-type="float" office:value="57" table:style-name="ce2">
            <text:p>57</text:p>
          </table:table-cell>
          <table:table-cell office:value-type="float" office:value="0.88078830311526857" table:formula="of:=ABS([.J$3]*SIN((([.J67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float" office:value="42.016904976260371" table:formula="of:=([.B68]*2)/PI()" table:style-name="ce4">
            <text:p>42,02</text:p>
          </table:table-cell>
          <table:table-cell table:number-columns-repeated="6" table:style-name="ce2"/>
          <table:table-cell office:value-type="float" office:value="58" table:style-name="ce2">
            <text:p>58</text:p>
          </table:table-cell>
          <table:table-cell office:value-type="float" office:value="0.69461050568963967" table:formula="of:=ABS([.J$3]*SIN((([.J68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7" table:style-name="ce2">
            <text:p>67</text:p>
          </table:table-cell>
          <table:table-cell office:value-type="float" office:value="42.653524748627952" table:formula="of:=([.B69]*2)/PI()" table:style-name="ce4">
            <text:p>42,65</text:p>
          </table:table-cell>
          <table:table-cell table:number-columns-repeated="6" table:style-name="ce2"/>
          <table:table-cell office:value-type="float" office:value="59" table:style-name="ce2">
            <text:p>59</text:p>
          </table:table-cell>
          <table:table-cell office:value-type="float" office:value="0.50130506451744272" table:formula="of:=ABS([.J$3]*SIN((([.J69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float" office:value="43.290144520995533" table:formula="of:=([.B70]*2)/PI()" table:style-name="ce4">
            <text:p>43,29</text:p>
          </table:table-cell>
          <table:table-cell table:number-columns-repeated="6" table:style-name="ce2"/>
          <table:table-cell office:value-type="float" office:value="60" table:style-name="ce2">
            <text:p>60</text:p>
          </table:table-cell>
          <table:table-cell office:value-type="float" office:value="0.30285555500915418" table:formula="of:=ABS([.J$3]*SIN((([.J70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float" office:value="43.926764293363114" table:formula="of:=([.B71]*2)/PI()" table:style-name="ce4">
            <text:p>43,93</text:p>
          </table:table-cell>
          <table:table-cell table:number-columns-repeated="6" table:style-name="ce2"/>
          <table:table-cell office:value-type="float" office:value="61" table:style-name="ce2">
            <text:p>61</text:p>
          </table:table-cell>
          <table:table-cell office:value-type="float" office:value="0.10129833767742723" table:formula="of:=ABS([.J$3]*SIN((([.J71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44.563384065730695" table:formula="of:=([.B72]*2)/PI()" table:style-name="ce4">
            <text:p>44,56</text:p>
          </table:table-cell>
          <table:table-cell table:number-columns-repeated="6" table:style-name="ce2"/>
          <table:table-cell office:value-type="float" office:value="62" table:style-name="ce2">
            <text:p>62</text:p>
          </table:table-cell>
          <table:table-cell office:value-type="float" office:value="0.10129833767742448" table:formula="of:=ABS([.J$3]*SIN((([.J72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1" table:style-name="ce2">
            <text:p>71</text:p>
          </table:table-cell>
          <table:table-cell office:value-type="float" office:value="45.200003838098276" table:formula="of:=([.B73]*2)/PI()" table:style-name="ce4">
            <text:p>45,20</text:p>
          </table:table-cell>
          <table:table-cell table:number-columns-repeated="6" table:style-name="ce2"/>
          <table:table-cell office:value-type="float" office:value="63" table:style-name="ce2">
            <text:p>63</text:p>
          </table:table-cell>
          <table:table-cell office:value-type="float" office:value="0.30285555500915323" table:formula="of:=ABS([.J$3]*SIN((([.J73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float" office:value="45.836623610465857" table:formula="of:=([.B74]*2)/PI()" table:style-name="ce4">
            <text:p>45,84</text:p>
          </table:table-cell>
          <table:table-cell table:number-columns-repeated="6" table:style-name="ce2"/>
          <table:table-cell office:value-type="float" office:value="64" table:style-name="ce2">
            <text:p>64</text:p>
          </table:table-cell>
          <table:table-cell office:value-type="float" office:value="0.50130506451744006" table:formula="of:=ABS([.J$3]*SIN((([.J74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3" table:style-name="ce2">
            <text:p>73</text:p>
          </table:table-cell>
          <table:table-cell office:value-type="float" office:value="46.473243382833438" table:formula="of:=([.B75]*2)/PI()" table:style-name="ce4">
            <text:p>46,47</text:p>
          </table:table-cell>
          <table:table-cell table:number-columns-repeated="6" table:style-name="ce2"/>
          <table:table-cell office:value-type="float" office:value="65" table:style-name="ce2">
            <text:p>65</text:p>
          </table:table-cell>
          <table:table-cell office:value-type="float" office:value="0.69461050568964045" table:formula="of:=ABS([.J$3]*SIN((([.J75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4" table:style-name="ce2">
            <text:p>74</text:p>
          </table:table-cell>
          <table:table-cell office:value-type="float" office:value="47.109863155201019" table:formula="of:=([.B76]*2)/PI()" table:style-name="ce4">
            <text:p>47,11</text:p>
          </table:table-cell>
          <table:table-cell table:number-columns-repeated="6" table:style-name="ce2"/>
          <table:table-cell office:value-type="float" office:value="66" table:style-name="ce2">
            <text:p>66</text:p>
          </table:table-cell>
          <table:table-cell office:value-type="float" office:value="0.88078830311526768" table:formula="of:=ABS([.J$3]*SIN((([.J76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47.7464829275686" table:formula="of:=([.B77]*2)/PI()" table:style-name="ce4">
            <text:p>47,75</text:p>
          </table:table-cell>
          <table:table-cell table:number-columns-repeated="6" table:style-name="ce2"/>
          <table:table-cell office:value-type="float" office:value="67" table:style-name="ce2">
            <text:p>67</text:p>
          </table:table-cell>
          <table:table-cell office:value-type="float" office:value="1.0579280206539248" table:formula="of:=ABS([.J$3]*SIN((([.J77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float" office:value="48.383102699936181" table:formula="of:=([.B78]*2)/PI()" table:style-name="ce4">
            <text:p>48,38</text:p>
          </table:table-cell>
          <table:table-cell table:number-columns-repeated="6" table:style-name="ce2"/>
          <table:table-cell office:value-type="float" office:value="68" table:style-name="ce2">
            <text:p>68</text:p>
          </table:table-cell>
          <table:table-cell office:value-type="float" office:value="1.2242119650953263" table:formula="of:=ABS([.J$3]*SIN((([.J78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7" table:style-name="ce2">
            <text:p>77</text:p>
          </table:table-cell>
          <table:table-cell office:value-type="float" office:value="49.019722472303762" table:formula="of:=([.B79]*2)/PI()" table:style-name="ce4">
            <text:p>49,02</text:p>
          </table:table-cell>
          <table:table-cell table:number-columns-repeated="6" table:style-name="ce2"/>
          <table:table-cell office:value-type="float" office:value="69" table:style-name="ce2">
            <text:p>69</text:p>
          </table:table-cell>
          <table:table-cell office:value-type="float" office:value="1.3779338381513728" table:formula="of:=ABS([.J$3]*SIN((([.J79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8" table:style-name="ce2">
            <text:p>78</text:p>
          </table:table-cell>
          <table:table-cell office:value-type="float" office:value="49.656342244671343" table:formula="of:=([.B80]*2)/PI()" table:style-name="ce4">
            <text:p>49,66</text:p>
          </table:table-cell>
          <table:table-cell table:number-columns-repeated="6" table:style-name="ce2"/>
          <table:table-cell office:value-type="float" office:value="70" table:style-name="ce2">
            <text:p>70</text:p>
          </table:table-cell>
          <table:table-cell office:value-type="float" office:value="1.5175162453855811" table:formula="of:=ABS([.J$3]*SIN((([.J80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9" table:style-name="ce2">
            <text:p>79</text:p>
          </table:table-cell>
          <table:table-cell office:value-type="float" office:value="50.292962017038931" table:formula="of:=([.B81]*2)/PI()" table:style-name="ce4">
            <text:p>50,29</text:p>
          </table:table-cell>
          <table:table-cell table:number-columns-repeated="6" table:style-name="ce2"/>
          <table:table-cell office:value-type="float" office:value="71" table:style-name="ce2">
            <text:p>71</text:p>
          </table:table-cell>
          <table:table-cell office:value-type="float" office:value="1.6415268824145515" table:formula="of:=ABS([.J$3]*SIN((([.J81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50.929581789406512" table:formula="of:=([.B82]*2)/PI()" table:style-name="ce4">
            <text:p>50,93</text:p>
          </table:table-cell>
          <table:table-cell table:number-columns-repeated="6" table:style-name="ce2"/>
          <table:table-cell office:value-type="float" office:value="72" table:style-name="ce2">
            <text:p>72</text:p>
          </table:table-cell>
          <table:table-cell office:value-type="float" office:value="1.7486932322891635" table:formula="of:=ABS([.J$3]*SIN((([.J82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float" office:value="51.566201561774093" table:formula="of:=([.B83]*2)/PI()" table:style-name="ce4">
            <text:p>51,57</text:p>
          </table:table-cell>
          <table:table-cell table:number-columns-repeated="6" table:style-name="ce2"/>
          <table:table-cell office:value-type="float" office:value="73" table:style-name="ce2">
            <text:p>73</text:p>
          </table:table-cell>
          <table:table-cell office:value-type="float" office:value="1.837915623240461" table:formula="of:=ABS([.J$3]*SIN((([.J83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float" office:value="52.202821334141674" table:formula="of:=([.B84]*2)/PI()" table:style-name="ce4">
            <text:p>52,20</text:p>
          </table:table-cell>
          <table:table-cell table:number-columns-repeated="6" table:style-name="ce2"/>
          <table:table-cell office:value-type="float" office:value="74" table:style-name="ce2">
            <text:p>74</text:p>
          </table:table-cell>
          <table:table-cell office:value-type="float" office:value="1.9082785128000972" table:formula="of:=ABS([.J$3]*SIN((([.J84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float" office:value="52.839441106509256" table:formula="of:=([.B85]*2)/PI()" table:style-name="ce4">
            <text:p>52,84</text:p>
          </table:table-cell>
          <table:table-cell table:number-columns-repeated="6" table:style-name="ce2"/>
          <table:table-cell office:value-type="float" office:value="75" table:style-name="ce2">
            <text:p>75</text:p>
          </table:table-cell>
          <table:table-cell office:value-type="float" office:value="1.959059882504989" table:formula="of:=ABS([.J$3]*SIN((([.J85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float" office:value="53.476060878876837" table:formula="of:=([.B86]*2)/PI()" table:style-name="ce4">
            <text:p>53,48</text:p>
          </table:table-cell>
          <table:table-cell table:number-columns-repeated="6" table:style-name="ce2"/>
          <table:table-cell office:value-type="float" office:value="76" table:style-name="ce2">
            <text:p>76</text:p>
          </table:table-cell>
          <table:table-cell office:value-type="float" office:value="1.9897386467837903" table:formula="of:=ABS([.J$3]*SIN((([.J86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54.112680651244418" table:formula="of:=([.B87]*2)/PI()" table:style-name="ce4">
            <text:p>54,11</text:p>
          </table:table-cell>
          <table:table-cell table:number-columns-repeated="6" table:style-name="ce2"/>
          <table:table-cell office:value-type="float" office:value="77" table:style-name="ce2">
            <text:p>77</text:p>
          </table:table-cell>
          <table:table-cell office:value-type="float" office:value="2" table:formula="of:=ABS([.J$3]*SIN((([.J87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float" office:value="54.749300423611999" table:formula="of:=([.B88]*2)/PI()" table:style-name="ce4">
            <text:p>54,75</text:p>
          </table:table-cell>
          <table:table-cell table:number-columns-repeated="6" table:style-name="ce2"/>
          <table:table-cell office:value-type="float" office:value="78" table:style-name="ce2">
            <text:p>78</text:p>
          </table:table-cell>
          <table:table-cell office:value-type="float" office:value="1.9897386467837903" table:formula="of:=ABS([.J$3]*SIN((([.J88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float" office:value="55.38592019597958" table:formula="of:=([.B89]*2)/PI()" table:style-name="ce4">
            <text:p>55,39</text:p>
          </table:table-cell>
          <table:table-cell table:number-columns-repeated="6" table:style-name="ce2"/>
          <table:table-cell office:value-type="float" office:value="79" table:style-name="ce2">
            <text:p>79</text:p>
          </table:table-cell>
          <table:table-cell office:value-type="float" office:value="1.9590598825049887" table:formula="of:=ABS([.J$3]*SIN((([.J89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float" office:value="56.022539968347161" table:formula="of:=([.B90]*2)/PI()" table:style-name="ce4">
            <text:p>56,02</text:p>
          </table:table-cell>
          <table:table-cell table:number-columns-repeated="6" table:style-name="ce2"/>
          <table:table-cell office:value-type="float" office:value="80" table:style-name="ce2">
            <text:p>80</text:p>
          </table:table-cell>
          <table:table-cell office:value-type="float" office:value="1.9082785128000987" table:formula="of:=ABS([.J$3]*SIN((([.J90]*[.J$4])+[.J$5])*[.J$7]))" table:style-name="ce4">
            <text:p>1,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float" office:value="56.659159740714742" table:formula="of:=([.B91]*2)/PI()" table:style-name="ce4">
            <text:p>56,66</text:p>
          </table:table-cell>
          <table:table-cell table:number-columns-repeated="6" table:style-name="ce2"/>
          <table:table-cell office:value-type="float" office:value="81" table:style-name="ce2">
            <text:p>81</text:p>
          </table:table-cell>
          <table:table-cell office:value-type="float" office:value="1.8379156232404616" table:formula="of:=ABS([.J$3]*SIN((([.J91]*[.J$4])+[.J$5])*[.J$7]))" table:style-name="ce4">
            <text:p>1,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57.295779513082323" table:formula="of:=([.B92]*2)/PI()" table:style-name="ce4">
            <text:p>57,30</text:p>
          </table:table-cell>
          <table:table-cell table:number-columns-repeated="6" table:style-name="ce2"/>
          <table:table-cell office:value-type="float" office:value="82" table:style-name="ce2">
            <text:p>82</text:p>
          </table:table-cell>
          <table:table-cell office:value-type="float" office:value="1.7486932322891651" table:formula="of:=ABS([.J$3]*SIN((([.J92]*[.J$4])+[.J$5])*[.J$7]))" table:style-name="ce4">
            <text:p>1,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float" office:value="57.932399285449904" table:formula="of:=([.B93]*2)/PI()" table:style-name="ce4">
            <text:p>57,93</text:p>
          </table:table-cell>
          <table:table-cell table:number-columns-repeated="6" table:style-name="ce2"/>
          <table:table-cell office:value-type="float" office:value="83" table:style-name="ce2">
            <text:p>83</text:p>
          </table:table-cell>
          <table:table-cell office:value-type="float" office:value="1.6415268824145541" table:formula="of:=ABS([.J$3]*SIN((([.J93]*[.J$4])+[.J$5])*[.J$7]))" table:style-name="ce4">
            <text:p>1,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float" office:value="58.569019057817485" table:formula="of:=([.B94]*2)/PI()" table:style-name="ce4">
            <text:p>58,57</text:p>
          </table:table-cell>
          <table:table-cell table:number-columns-repeated="6" table:style-name="ce2"/>
          <table:table-cell office:value-type="float" office:value="84" table:style-name="ce2">
            <text:p>84</text:p>
          </table:table-cell>
          <table:table-cell office:value-type="float" office:value="1.5175162453855817" table:formula="of:=ABS([.J$3]*SIN((([.J94]*[.J$4])+[.J$5])*[.J$7]))" table:style-name="ce4">
            <text:p>1,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float" office:value="59.205638830185066" table:formula="of:=([.B95]*2)/PI()" table:style-name="ce4">
            <text:p>59,21</text:p>
          </table:table-cell>
          <table:table-cell table:number-columns-repeated="6" table:style-name="ce2"/>
          <table:table-cell office:value-type="float" office:value="85" table:style-name="ce2">
            <text:p>85</text:p>
          </table:table-cell>
          <table:table-cell office:value-type="float" office:value="1.3779338381513737" table:formula="of:=ABS([.J$3]*SIN((([.J95]*[.J$4])+[.J$5])*[.J$7]))" table:style-name="ce4">
            <text:p>1,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float" office:value="59.842258602552647" table:formula="of:=([.B96]*2)/PI()" table:style-name="ce4">
            <text:p>59,84</text:p>
          </table:table-cell>
          <table:table-cell table:number-columns-repeated="6" table:style-name="ce2"/>
          <table:table-cell office:value-type="float" office:value="86" table:style-name="ce2">
            <text:p>86</text:p>
          </table:table-cell>
          <table:table-cell office:value-type="float" office:value="1.2242119650953271" table:formula="of:=ABS([.J$3]*SIN((([.J96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60.478878374920228" table:formula="of:=([.B97]*2)/PI()" table:style-name="ce4">
            <text:p>60,48</text:p>
          </table:table-cell>
          <table:table-cell table:number-columns-repeated="6" table:style-name="ce2"/>
          <table:table-cell office:value-type="float" office:value="87" table:style-name="ce2">
            <text:p>87</text:p>
          </table:table-cell>
          <table:table-cell office:value-type="float" office:value="1.0579280206539243" table:formula="of:=ABS([.J$3]*SIN((([.J97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float" office:value="61.115498147287809" table:formula="of:=([.B98]*2)/PI()" table:style-name="ce4">
            <text:p>61,12</text:p>
          </table:table-cell>
          <table:table-cell table:number-columns-repeated="6" table:style-name="ce2"/>
          <table:table-cell office:value-type="float" office:value="88" table:style-name="ce2">
            <text:p>88</text:p>
          </table:table-cell>
          <table:table-cell office:value-type="float" office:value="0.88078830311526868" table:formula="of:=ABS([.J$3]*SIN((([.J98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float" office:value="61.75211791965539" table:formula="of:=([.B99]*2)/PI()" table:style-name="ce4">
            <text:p>61,75</text:p>
          </table:table-cell>
          <table:table-cell table:number-columns-repeated="6" table:style-name="ce2"/>
          <table:table-cell office:value-type="float" office:value="89" table:style-name="ce2">
            <text:p>89</text:p>
          </table:table-cell>
          <table:table-cell office:value-type="float" office:value="0.69461050568964156" table:formula="of:=ABS([.J$3]*SIN((([.J99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float" office:value="62.388737692022971" table:formula="of:=([.B100]*2)/PI()" table:style-name="ce4">
            <text:p>62,39</text:p>
          </table:table-cell>
          <table:table-cell table:number-columns-repeated="6" table:style-name="ce2"/>
          <table:table-cell office:value-type="float" office:value="90" table:style-name="ce2">
            <text:p>90</text:p>
          </table:table-cell>
          <table:table-cell office:value-type="float" office:value="0.5013050645174395" table:formula="of:=ABS([.J$3]*SIN((([.J100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1" table:style-name="ce2">
            <text:p>91</text:p>
          </table:table-cell>
          <table:table-cell office:value-type="float" office:value="0.30285555500915617" table:formula="of:=ABS([.J$3]*SIN((([.J101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2" table:style-name="ce2">
            <text:p>92</text:p>
          </table:table-cell>
          <table:table-cell office:value-type="float" office:value="0.1012983376774257" table:formula="of:=ABS([.J$3]*SIN((([.J102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3" table:style-name="ce2">
            <text:p>93</text:p>
          </table:table-cell>
          <table:table-cell office:value-type="float" office:value="0.10129833767742423" table:formula="of:=ABS([.J$3]*SIN((([.J103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4" table:style-name="ce2">
            <text:p>94</text:p>
          </table:table-cell>
          <table:table-cell office:value-type="float" office:value="0.30285555500915473" table:formula="of:=ABS([.J$3]*SIN((([.J104]*[.J$4])+[.J$5])*[.J$7]))" table:style-name="ce4">
            <text:p>0,3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5" table:style-name="ce2">
            <text:p>95</text:p>
          </table:table-cell>
          <table:table-cell office:value-type="float" office:value="0.50130506451744161" table:formula="of:=ABS([.J$3]*SIN((([.J105]*[.J$4])+[.J$5])*[.J$7]))" table:style-name="ce4">
            <text:p>0,5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6" table:style-name="ce2">
            <text:p>96</text:p>
          </table:table-cell>
          <table:table-cell office:value-type="float" office:value="0.69461050568964022" table:formula="of:=ABS([.J$3]*SIN((([.J106]*[.J$4])+[.J$5])*[.J$7]))" table:style-name="ce4">
            <text:p>0,69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7" table:style-name="ce2">
            <text:p>97</text:p>
          </table:table-cell>
          <table:table-cell office:value-type="float" office:value="0.88078830311526746" table:formula="of:=ABS([.J$3]*SIN((([.J107]*[.J$4])+[.J$5])*[.J$7]))" table:style-name="ce4">
            <text:p>0,88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8" table:style-name="ce2">
            <text:p>98</text:p>
          </table:table-cell>
          <table:table-cell office:value-type="float" office:value="1.057928020653923" table:formula="of:=ABS([.J$3]*SIN((([.J108]*[.J$4])+[.J$5])*[.J$7]))" table:style-name="ce4">
            <text:p>1,06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9" table:style-name="ce2">
            <text:p>99</text:p>
          </table:table-cell>
          <table:table-cell office:value-type="float" office:value="1.224211965095326" table:formula="of:=ABS([.J$3]*SIN((([.J109]*[.J$4])+[.J$5])*[.J$7]))" table:style-name="ce4">
            <text:p>1,22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100" table:style-name="ce2">
            <text:p>100</text:p>
          </table:table-cell>
          <table:table-cell office:value-type="float" office:value="1.3779338381513728" table:formula="of:=ABS([.J$3]*SIN((([.J110]*[.J$4])+[.J$5])*[.J$7]))" table:style-name="ce4">
            <text:p>1,38</text:p>
          </table:table-cell>
          <table:table-cell table:number-columns-repeated="16373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user</meta:initial-creator>
    <dc:creator>user</dc:creator>
    <meta:creation-date>2022-12-04T17:39:02Z</meta:creation-date>
    <dc:date>2022-12-06T11:12:20Z</dc:date>
    <meta:editing-cycles>2</meta:editing-cycles>
    <meta:editing-duration>PT0S</meta:editing-duration>
  </office:meta>
</office:document-meta>
</file>